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3.382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12.3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8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3.684cm" fo:min-width="0.262cm"/>
    </style:style>
    <style:style style:name="gr10" style:family="graphic" style:parent-style-name="standard">
      <style:graphic-properties draw:stroke="none" svg:stroke-color="#000000" draw:fill="none" draw:fill-color="#ffffff" fo:min-height="0.552cm"/>
    </style:style>
    <style:style style:name="gr11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996cm"/>
    </style:style>
    <style:style style:name="gr1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6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style:use-window-font-color="true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6dae4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ffffff" fo:font-size="28pt" style:font-size-asian="28pt" style:font-size-complex="28pt"/>
    </style:style>
    <style:style style:name="P7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23.632cm" svg:x="23.411cm" svg:y="5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5.627cm" svg:y="5.155cm">
          <text:p text:style-name="P2"><text:span text:style-name="T1">G</text:span><text:span text:style-name="T1">ro</text:span><text:span text:style-name="T1">u</text:span><text:span text:style-name="T1">p </text:span><text:span text:style-name="T1">S</text:span><text:span text:style-name="T1">c</text:span><text:span text:style-name="T1">al</text:span><text:span text:style-name="T1">e </text:span><text:span text:style-name="T1">C</text:span><text:span text:style-name="T1">or</text:span><text:span text:style-name="T1">re</text:span><text:span text:style-name="T1">ct</text:span><text:span text:style-name="T1">i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" draw:id="id4" draw:layer="layout" svg:width="7.366cm" svg:height="0.965cm" svg:x="5.627cm" svg:y="13.958cm">
          <text:p text:style-name="P4">Superbias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7.366cm" svg:height="0.965cm" svg:x="5.627cm" svg:y="19.835cm">
          <text:p text:style-name="P4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9" draw:id="id19" draw:layer="layout" svg:width="7.366cm" svg:height="0.965cm" svg:x="5.627cm" svg:y="23.086cm">
          <text:p text:style-name="P4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837cm" svg:height="1.686cm" svg:x="7.822cm" svg:y="1.054cm">
          <text:p text:style-name="P6"><text:span text:style-name="T2">CALWE</text:span><text:span text:style-name="T2">BB_DE</text:span><text:span text:style-name="T2">TECTO</text:span><text:span text:style-name="T2">R1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0.635cm" svg:height="0.827cm" svg:x="23.321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087cm" svg:y="6.707cm">
          <draw:text-box>
            <text:p><text:span text:style-name="T3">✔</text:span></text:p>
          </draw:text-box>
        </draw:frame>
        <draw:frame draw:style-name="gr5" draw:text-style-name="P9" draw:layer="layout" svg:width="2.286cm" svg:height="0.889cm" draw:transform="rotate (1.0471975511966) translate (23.387cm 5.166cm)">
          <draw:text-box>
            <text:p><text:span text:style-name="T4">MIRI</text:span></text:p>
          </draw:text-box>
        </draw:frame>
        <draw:frame draw:style-name="gr5" draw:text-style-name="P9" draw:layer="layout" svg:width="2.286cm" svg:height="0.889cm" draw:transform="rotate (1.0471975511966) translate (24.112cm 5.166cm)">
          <draw:text-box>
            <text:p><text:span text:style-name="T4">T</text:span><text:span text:style-name="T4">S</text:span><text:span text:style-name="T4">O</text:span></text:p>
          </draw:text-box>
        </draw:frame>
        <draw:connector draw:style-name="gr6" draw:text-style-name="P10" draw:layer="layout" svg:x1="9.31cm" svg:y1="6.12cm" svg:x2="10.056cm" svg:y2="7.12cm" draw:start-shape="id1" draw:start-glue-point="2" draw:end-shape="id2" draw:end-glue-point="3" svg:d="M9310 6120v1000h746" svg:viewBox="0 0 747 1001">
          <text:p/>
        </draw:connector>
        <draw:connector draw:style-name="gr6" draw:text-style-name="P10" draw:layer="layout" svg:x1="10.056cm" svg:y1="8.613cm" svg:x2="9.31cm" svg:y2="13.958cm" draw:start-shape="id3" draw:start-glue-point="3" draw:end-shape="id4" draw:end-glue-point="0" svg:d="M10056 8613h-746v5345" svg:viewBox="0 0 747 5346">
          <text:p/>
        </draw:connector>
        <draw:connector draw:style-name="gr6" draw:text-style-name="P10" draw:layer="layout" draw:line-skew="0.705cm" svg:x1="9.31cm" svg:y1="14.923cm" svg:x2="14.351cm" svg:y2="18.204cm" draw:start-shape="id4" draw:start-glue-point="2" draw:end-shape="id5" draw:end-glue-point="0" svg:d="M9310 14923v2345h5041v936" svg:viewBox="0 0 5042 3282">
          <text:p/>
        </draw:connector>
        <draw:connector draw:style-name="gr6" draw:text-style-name="P10" draw:layer="layout" svg:x1="9.31cm" svg:y1="20.8cm" svg:x2="9.311cm" svg:y2="21.434cm" draw:start-shape="id6" draw:start-glue-point="2" draw:end-shape="id7" draw:end-glue-point="0" svg:d="M9310 20800v317h1v317" svg:viewBox="0 0 2 635">
          <text:p/>
        </draw:connector>
        <draw:frame draw:style-name="gr4" draw:text-style-name="P8" draw:layer="layout" svg:width="0.635cm" svg:height="0.827cm" svg:x="23.337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03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353cm" svg:y="11.169cm">
          <draw:text-box>
            <text:p><text:span text:style-name="T3">✔</text:span></text:p>
          </draw:text-box>
        </draw:frame>
        <draw:custom-shape draw:style-name="gr7" draw:text-style-name="P12" xml:id="id8" draw:id="id8" draw:layer="layout" svg:width="5.969cm" svg:height="1.197cm" svg:x="6.326cm" svg:y="3.267cm">
          <text:p text:style-name="P11"><text:span text:style-name="T5">N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svg:x1="9.311cm" svg:y1="4.464cm" svg:x2="9.31cm" svg:y2="5.155cm" draw:start-shape="id8" draw:start-glue-point="8" draw:end-shape="id1" draw:end-glue-point="0" svg:d="M9311 4464v345h-1v346" svg:viewBox="0 0 2 692">
          <text:p/>
        </draw:connector>
        <draw:line draw:style-name="gr8" draw:text-style-name="P10" draw:layer="layout" svg:x1="23.395cm" svg:y1="5.293cm" svg:x2="24.061cm" svg:y2="4.14cm">
          <text:p/>
        </draw:line>
        <draw:line draw:style-name="gr8" draw:text-style-name="P10" draw:layer="layout" svg:x1="24.119cm" svg:y1="5.287cm" svg:x2="24.741cm" svg:y2="4.273cm">
          <text:p/>
        </draw:line>
        <draw:line draw:style-name="gr8" draw:text-style-name="P10" draw:layer="layout" svg:x1="24.888cm" svg:y1="5.286cm" svg:x2="25.473cm" svg:y2="4.273cm">
          <text:p/>
        </draw:line>
        <draw:custom-shape draw:style-name="gr9" draw:text-style-name="P1" draw:layer="layout" svg:width="0.762cm" svg:height="23.934cm" svg:x="4.394cm" svg:y="5.1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23.934cm" svg:x="2.905cm" svg:y="5.1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23.934cm" svg:x="1.372cm" svg:y="5.133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0.635cm" svg:height="0.827cm" svg:x="2.082cm" svg:y="5.224cm">
          <draw:text-box>
            <text:p><text:span text:style-name="T3">✔</text:span></text:p>
          </draw:text-box>
        </draw:frame>
        <draw:frame draw:style-name="gr5" draw:text-style-name="P9" draw:layer="layout" svg:width="2.286cm" svg:height="0.889cm" draw:transform="rotate (1.0471975511966) translate (1.42cm 4.991cm)">
          <draw:text-box>
            <text:p><text:span text:style-name="T4">NIRCam</text:span></text:p>
          </draw:text-box>
        </draw:frame>
        <draw:frame draw:style-name="gr10" draw:text-style-name="P9" draw:layer="layout" svg:width="2.491cm" svg:height="0.802cm" draw:transform="rotate (1.0471975511966) translate (2.157cm 4.989cm)">
          <draw:text-box>
            <text:p><text:span text:style-name="T4">NIRSpec</text:span></text:p>
          </draw:text-box>
        </draw:frame>
        <draw:frame draw:style-name="gr5" draw:text-style-name="P9" draw:layer="layout" svg:width="2.286cm" svg:height="0.889cm" draw:transform="rotate (1.0471975511966) translate (2.906cm 4.991cm)">
          <draw:text-box>
            <text:p><text:span text:style-name="T4">N</text:span><text:span text:style-name="T4">I</text:span><text:span text:style-name="T4">R</text:span><text:span text:style-name="T4">I</text:span><text:span text:style-name="T4">S</text:span><text:span text:style-name="T4">S</text:span></text:p>
          </draw:text-box>
        </draw:frame>
        <draw:frame draw:style-name="gr5" draw:text-style-name="P9" draw:layer="layout" svg:width="2.286cm" svg:height="0.889cm" draw:transform="rotate (1.0471975511966) translate (3.655cm 4.991cm)">
          <draw:text-box>
            <text:p><text:span text:style-name="T4">FGS</text:span></text:p>
          </draw:text-box>
        </draw:frame>
        <draw:frame draw:style-name="gr5" draw:text-style-name="P9" draw:layer="layout" svg:width="2.286cm" svg:height="0.889cm" draw:transform="rotate (1.0471975511966) translate (4.4cm 4.991cm)">
          <draw:text-box>
            <text:p><text:span text:style-name="T4">TSO</text:span></text:p>
          </draw:text-box>
        </draw:frame>
        <draw:frame draw:style-name="gr4" draw:text-style-name="P8" draw:layer="layout" svg:width="0.635cm" svg:height="0.827cm" svg:x="2.09cm" svg:y="5.22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15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098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872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598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5cm" svg:y="8.2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31cm" svg:y="14.02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14cm" svg:y="14.02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888cm" svg:y="14.02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14cm" svg:y="14.02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66cm" svg:y="14.027cm">
          <draw:text-box>
            <text:p><text:span text:style-name="T3">✔</text:span></text:p>
          </draw:text-box>
        </draw:frame>
        <draw:line draw:style-name="gr8" draw:text-style-name="P10" draw:layer="layout" svg:x1="1.402cm" svg:y1="5.111cm" svg:x2="2.426cm" svg:y2="3.338cm">
          <text:p/>
        </draw:line>
        <draw:line draw:style-name="gr8" draw:text-style-name="P10" draw:layer="layout" svg:x1="2.102cm" svg:y1="5.112cm" svg:x2="3.057cm" svg:y2="3.463cm">
          <text:p/>
        </draw:line>
        <draw:line draw:style-name="gr8" draw:text-style-name="P10" draw:layer="layout" svg:x1="2.889cm" svg:y1="5.104cm" svg:x2="3.832cm" svg:y2="3.47cm">
          <text:p/>
        </draw:line>
        <draw:line draw:style-name="gr8" draw:text-style-name="P10" draw:layer="layout" svg:x1="3.62cm" svg:y1="5.123cm" svg:x2="4.437cm" svg:y2="3.707cm">
          <text:p/>
        </draw:line>
        <draw:line draw:style-name="gr8" draw:text-style-name="P10" draw:layer="layout" svg:x1="4.408cm" svg:y1="5.118cm" svg:x2="5.074cm" svg:y2="3.965cm">
          <text:p/>
        </draw:line>
        <draw:line draw:style-name="gr8" draw:text-style-name="P10" draw:layer="layout" svg:x1="5.102cm" svg:y1="5.112cm" svg:x2="5.724cm" svg:y2="4.098cm">
          <text:p/>
        </draw:line>
        <draw:custom-shape draw:style-name="gr11" draw:text-style-name="P5" xml:id="id11" draw:id="id11" draw:layer="layout" svg:width="7.709cm" svg:height="0.965cm" svg:x="15.351cm" svg:y="11.1cm">
          <text:p text:style-name="P4">First-Frame Corre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2" draw:id="id12" draw:layer="layout" svg:width="7.709cm" svg:height="0.965cm" svg:x="15.351cm" svg:y="12.484cm">
          <text:p text:style-name="P4">Last-Fram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" draw:id="id2" draw:layer="layout" svg:width="8.59cm" svg:height="0.965cm" svg:x="10.056cm" svg:y="6.638cm">
          <text:p text:style-name="P4">Data Quality 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3" draw:id="id13" draw:layer="layout" svg:width="7.709cm" svg:height="0.965cm" svg:x="15.351cm" svg:y="13.885cm">
          <text:p text:style-name="P4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19.378cm" svg:y1="4.464cm" svg:x2="18.646cm" svg:y2="7.12cm" draw:start-shape="id9" draw:start-glue-point="8" draw:end-shape="id2" draw:end-glue-point="1" svg:d="M19378 4464v2656h-732" svg:viewBox="0 0 733 2657">
          <text:p/>
        </draw:connector>
        <draw:connector draw:style-name="gr6" draw:text-style-name="P10" draw:layer="layout" svg:x1="18.646cm" svg:y1="8.613cm" svg:x2="19.206cm" svg:y2="9.599cm" draw:start-shape="id3" draw:start-glue-point="1" draw:end-shape="id10" draw:end-glue-point="0" svg:d="M18646 8613h560v986" svg:viewBox="0 0 561 987">
          <text:p/>
        </draw:connector>
        <draw:connector draw:style-name="gr6" draw:text-style-name="P10" draw:layer="layout" svg:x1="19.205cm" svg:y1="12.065cm" svg:x2="19.205cm" svg:y2="12.484cm" draw:start-shape="id11" draw:start-glue-point="2" draw:end-shape="id12" draw:end-glue-point="0" svg:d="M19205 12065v419" svg:viewBox="0 0 1 420">
          <text:p/>
        </draw:connector>
        <draw:connector draw:style-name="gr6" draw:text-style-name="P10" draw:layer="layout" svg:x1="19.205cm" svg:y1="13.449cm" svg:x2="19.205cm" svg:y2="13.885cm" draw:start-shape="id12" draw:start-glue-point="2" draw:end-shape="id13" draw:end-glue-point="0" svg:d="M19205 13449v436" svg:viewBox="0 0 1 437">
          <text:p/>
        </draw:connector>
        <draw:custom-shape draw:style-name="gr7" draw:text-style-name="P12" xml:id="id9" draw:id="id9" draw:layer="layout" svg:width="5.969cm" svg:height="1.197cm" svg:x="16.393cm" svg:y="3.267cm">
          <text:p text:style-name="P11"><text:span text:style-name="T5">M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5" draw:id="id15" draw:layer="layout" svg:width="5.969cm" svg:height="1.197cm" svg:x="11.367cm" svg:y="30.067cm">
          <text:p text:style-name="P11"><text:span text:style-name="T5">Un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line-skew="0cm -0.286cm" svg:x1="18.646cm" svg:y1="26.78cm" svg:x2="14.352cm" svg:y2="30.067cm" draw:start-shape="id14" draw:start-glue-point="1" draw:end-shape="id15" draw:end-glue-point="4" svg:d="M18646 26780h501v1599h-4795v1688" svg:viewBox="0 0 4796 3288">
          <text:p/>
        </draw:connector>
        <draw:custom-shape draw:style-name="gr12" draw:text-style-name="P5" xml:id="id3" draw:id="id3" draw:layer="layout" svg:width="8.59cm" svg:height="0.965cm" svg:x="10.056cm" svg:y="8.131cm">
          <text:p text:style-name="P4">Saturation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xml:id="id20" draw:id="id20" draw:layer="layout" svg:x1="14.351cm" svg:y1="8.131cm" svg:x2="14.351cm" svg:y2="8.131cm" draw:start-shape="id3" draw:start-glue-point="0" draw:end-shape="id3" draw:end-glue-point="0" svg:d="M14351 8131z" svg:viewBox="0 0 1 1">
          <text:p/>
        </draw:connector>
        <draw:custom-shape draw:style-name="gr11" draw:text-style-name="P5" xml:id="id17" draw:id="id17" draw:layer="layout" svg:width="7.709cm" svg:height="0.965cm" svg:x="15.351cm" svg:y="15.306cm">
          <text:p text:style-name="P4">RSC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6" draw:id="id16" draw:layer="layout" svg:width="7.709cm" svg:height="0.965cm" svg:x="15.351cm" svg:y="16.781cm">
          <text:p text:style-name="P4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5" draw:id="id5" draw:layer="layout" svg:width="8.59cm" svg:height="0.965cm" svg:x="10.056cm" svg:y="18.204cm">
          <text:p text:style-name="P4">Reference Pixel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15.351cm" svg:y1="17.263cm" svg:x2="14.351cm" svg:y2="18.204cm" draw:start-shape="id16" draw:start-glue-point="3" draw:end-shape="id5" draw:end-glue-point="0" svg:d="M15351 17263h-1000v941" svg:viewBox="0 0 1001 942">
          <text:p/>
        </draw:connector>
        <draw:connector draw:style-name="gr6" draw:text-style-name="P10" draw:layer="layout" svg:x1="10.056cm" svg:y1="18.686cm" svg:x2="9.31cm" svg:y2="19.835cm" draw:start-shape="id5" draw:start-glue-point="3" draw:end-shape="id6" draw:end-glue-point="0" svg:d="M10056 18686h-746v1149" svg:viewBox="0 0 747 1150">
          <text:p/>
        </draw:connector>
        <draw:custom-shape draw:style-name="gr12" draw:text-style-name="P5" xml:id="id18" draw:id="id18" draw:layer="layout" svg:width="8.59cm" svg:height="0.965cm" svg:x="10.056cm" svg:y="24.772cm">
          <text:p text:style-name="P4">Jump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4" draw:id="id14" draw:layer="layout" svg:width="8.59cm" svg:height="0.965cm" svg:x="10.056cm" svg:y="26.298cm">
          <text:p text:style-name="P4">Slope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19.205cm" svg:y1="14.85cm" svg:x2="19.205cm" svg:y2="15.306cm" draw:start-shape="id13" draw:start-glue-point="2" draw:end-shape="id17" draw:end-glue-point="0" svg:d="M19205 14850v456" svg:viewBox="0 0 1 457">
          <text:p/>
        </draw:connector>
        <draw:connector draw:style-name="gr6" draw:text-style-name="P10" draw:layer="layout" draw:line-skew="0cm 1.598cm" svg:x1="18.646cm" svg:y1="18.686cm" svg:x2="14.351cm" svg:y2="24.772cm" draw:start-shape="id5" draw:start-glue-point="1" draw:end-shape="id18" draw:end-glue-point="0" svg:d="M18646 18686h501v4882h-4796v1204" svg:viewBox="0 0 4797 6087">
          <text:p/>
        </draw:connector>
        <draw:connector draw:style-name="gr6" draw:text-style-name="P10" draw:layer="layout" svg:x1="19.205cm" svg:y1="16.271cm" svg:x2="19.205cm" svg:y2="16.781cm" draw:start-shape="id17" draw:start-glue-point="2" draw:end-shape="id16" draw:end-glue-point="0" svg:d="M19205 16271v510" svg:viewBox="0 0 1 511">
          <text:p/>
        </draw:connector>
        <draw:connector draw:style-name="gr6" draw:text-style-name="P10" draw:layer="layout" svg:x1="10.056cm" svg:y1="21.877cm" svg:x2="9.31cm" svg:y2="23.086cm" draw:end-shape="id19" svg:d="M10056 21877v354h-746v855" svg:viewBox="0 0 747 1210">
          <text:p/>
        </draw:connector>
        <draw:connector draw:style-name="gr6" draw:text-style-name="P10" draw:layer="layout" svg:x1="12.993cm" svg:y1="23.568cm" svg:x2="14.351cm" svg:y2="24.772cm" draw:start-shape="id19" draw:start-glue-point="1" draw:end-shape="id18" draw:end-glue-point="0" svg:d="M12993 23568h1358v1204" svg:viewBox="0 0 1359 1205">
          <text:p/>
        </draw:connector>
        <draw:connector draw:style-name="gr6" draw:text-style-name="P10" draw:layer="layout" svg:x1="14.351cm" svg:y1="25.737cm" svg:x2="14.351cm" svg:y2="26.298cm" draw:start-shape="id18" draw:start-glue-point="2" draw:end-shape="id14" draw:end-glue-point="0" svg:d="M14351 25737v561" svg:viewBox="0 0 1 562">
          <text:p/>
        </draw:connector>
        <draw:connector draw:style-name="gr6" draw:text-style-name="P10" draw:layer="layout" svg:x1="14.351cm" svg:y1="7.603cm" svg:x2="14.351cm" svg:y2="8.131cm" draw:start-shape="id2" draw:start-glue-point="2" draw:end-shape="id20" draw:end-glue-point="0" svg:d="M14351 7603v528" svg:viewBox="0 0 1 529">
          <text:p/>
        </draw:connector>
        <draw:frame draw:style-name="gr4" draw:text-style-name="P8" draw:layer="layout" svg:width="0.635cm" svg:height="0.827cm" svg:x="23.362cm" svg:y="12.55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362cm" svg:y="13.95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28cm" svg:y="13.95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371cm" svg:y="15.37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38cm" svg:y="16.8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46cm" svg:y="16.8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389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55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407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73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3.416cm" svg:y="26.3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82cm" svg:y="26.3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07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09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864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59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42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098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872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598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5cm" svg:y="6.70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39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22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896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22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74cm" svg:y="18.273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47cm" svg:y="19.90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3cm" svg:y="19.90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904cm" svg:y="19.90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3cm" svg:y="19.90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82cm" svg:y="19.90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55cm" svg:y="21.46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38cm" svg:y="21.46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912cm" svg:y="21.46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38cm" svg:y="21.464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63cm" svg:y="23.15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46cm" svg:y="23.15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92cm" svg:y="23.15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46cm" svg:y="23.15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398cm" svg:y="23.155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71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54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928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54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406cm" svg:y="24.841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1.379cm" svg:y="26.3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162cm" svg:y="26.3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.936cm" svg:y="26.3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3.662cm" svg:y="26.3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414cm" svg:y="26.367cm">
          <draw:text-box>
            <text:p><text:span text:style-name="T3">✔</text:span></text:p>
          </draw:text-box>
        </draw:frame>
        <draw:line draw:style-name="gr8" draw:text-style-name="P10" draw:layer="layout" svg:x1="25.13cm" svg:y1="28.94cm" svg:x2="24.899cm" svg:y2="5.218cm">
          <text:p/>
        </draw:line>
        <draw:custom-shape draw:style-name="gr2" draw:text-style-name="P5" xml:id="id7" draw:id="id7" draw:layer="layout" svg:width="7.366cm" svg:height="0.965cm" svg:x="5.628cm" svg:y="21.434cm">
          <text:p text:style-name="P4">Persistenc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1" draw:id="id21" draw:layer="layout" svg:width="7.366cm" svg:height="0.965cm" svg:x="5.628cm" svg:y="27.877cm">
          <text:p text:style-name="P4">Gain Scal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10.056cm" svg:y1="26.78cm" svg:x2="9.311cm" svg:y2="27.877cm" draw:start-shape="id14" draw:start-glue-point="3" draw:end-shape="id21" svg:d="M10056 26780h-745v1097" svg:viewBox="0 0 746 1098">
          <text:p/>
        </draw:connector>
        <draw:connector draw:style-name="gr6" draw:text-style-name="P10" draw:layer="layout" svg:x1="12.994cm" svg:y1="28.359cm" svg:x2="14.352cm" svg:y2="30.067cm" draw:start-shape="id21" draw:start-glue-point="1" draw:end-shape="id15" draw:end-glue-point="4" svg:d="M12994 28359h1358v1708" svg:viewBox="0 0 1359 1709">
          <text:p/>
        </draw:connector>
        <draw:frame draw:style-name="gr4" draw:text-style-name="P8" draw:layer="layout" svg:width="0.635cm" svg:height="0.827cm" svg:x="2.171cm" svg:y="27.946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4.423cm" svg:y="27.946cm">
          <draw:text-box>
            <text:p><text:span text:style-name="T3">✔</text:span></text:p>
          </draw:text-box>
        </draw:frame>
        <draw:custom-shape draw:style-name="gr13" draw:text-style-name="P5" xml:id="id10" draw:id="id10" draw:layer="layout" svg:width="7.71cm" svg:height="0.965cm" svg:x="15.351cm" svg:y="9.599cm">
          <text:p text:style-name="P4">Reset Anomal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svg:x1="19.206cm" svg:y1="10.564cm" svg:x2="19.205cm" svg:y2="11.1cm" draw:start-shape="id10" draw:start-glue-point="2" draw:end-shape="id11" draw:end-glue-point="0" svg:d="M19206 10564v268h-1v268" svg:viewBox="0 0 2 537">
          <text:p/>
        </draw:connector>
        <draw:frame draw:style-name="gr4" draw:text-style-name="P8" draw:layer="layout" svg:width="0.635cm" svg:height="0.827cm" svg:x="23.362cm" svg:y="9.67cm">
          <draw:text-box>
            <text:p><text:span text:style-name="T3">✔</text:span></text:p>
          </draw:text-box>
        </draw:frame>
        <draw:frame draw:style-name="gr4" draw:text-style-name="P8" draw:layer="layout" svg:width="0.635cm" svg:height="0.827cm" svg:x="24.128cm" svg:y="9.67cm">
          <draw:text-box>
            <text:p><text:span text:style-name="T3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797cm" fo:page-height="32.3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2-10-27T16:36:07.980139763</dc:date>
    <meta:editing-duration>PT1H34M2S</meta:editing-duration>
    <meta:editing-cycles>30</meta:editing-cycles>
    <meta:generator>LibreOffice/5.3.6.1$Linux_X86_64 LibreOffice_project/30$Build-1</meta:generator>
    <dc:creator>Karl Gordon</dc:creator>
    <meta:document-statistic meta:object-count="136"/>
  </office:meta>
</office:document-meta>
</file>